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0c66ee"/>
    </style:style>
    <style:style style:name="P2" style:family="paragraph" style:parent-style-name="Standard">
      <style:text-properties officeooo:paragraph-rsid="000c66ee"/>
    </style:style>
    <style:style style:name="P3" style:family="paragraph" style:parent-style-name="Standard">
      <style:text-properties officeooo:rsid="000c66ee" officeooo:paragraph-rsid="000c66ee"/>
    </style:style>
    <style:style style:name="T1" style:family="text">
      <style:text-properties officeooo:rsid="000c66ee"/>
    </style:style>
    <style:style style:name="T2" style:family="text">
      <style:text-properties fo:font-style="normal" officeooo:rsid="000c66e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Data Science team leader,</text:p>
      <text:p text:style-name="P2"/>
      <text:p text:style-name="P3">I’ve done exploratory data analysis. I visualized data and made assumptions</text:p>
      <text:p text:style-name="P2"/>
      <text:p text:style-name="P2"><text:span text:style-name="T1">In spite of using small dataframe, I was able to emphasize</text:span><text:span text:style-name="Emphasis"><text:span text:style-name="T1">:</text:span></text:span></text:p>
      <text:p text:style-name="P2"><text:span text:style-name="Emphasis">- </text:span><text:span text:style-name="Emphasis"><text:span text:style-name="T1">T</text:span></text:span><text:span text:style-name="Emphasis"><text:span text:style-name="T2">here’s correlation unit_price and total, because total was computed with unit_price</text:span></text:span></text:p>
      <text:p text:style-name="P2"><text:span text:style-name="Emphasis"><text:span text:style-name="T2">- I saw, that most of the sold products have small price, what was demonstrated on the plot</text:span></text:span></text:p>
      <text:p text:style-name="P2"><text:span text:style-name="Emphasis"><text:span text:style-name="T2">- Also I concluded, that most of the categorical data has really interesting distribution, each category is close to other one</text:span></text:span></text:p>
      <text:p text:style-name="P2"/>
      <text:p text:style-name="P3">Recommendations:</text:p>
      <text:p text:style-name="P2">- <text:span text:style-name="T1">First of all we should have more rows</text:span></text:p>
      <text:p text:style-name="P2">- <text:span text:style-name="T1">Secondly, there’re only a few features, therefore we should have more</text:span></text:p>
      <text:p text:style-name="P2">- <text:span text:style-name="T1">Last but not least, we need to frame a specific problem statement, that is needed to be solved</text:span></text:p>
      <text:p text:style-name="P2"/>
      <text:p text:style-name="P2">Best regards, </text:p>
      <text:p text:style-name="P2"/>
      <text:p text:style-name="P3">Leon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8:36:48.398256110</meta:creation-date>
    <dc:date>2023-07-11T18:47:54.420847317</dc:date>
    <meta:editing-duration>PT11M6S</meta:editing-duration>
    <meta:editing-cycles>1</meta:editing-cycles>
    <meta:document-statistic meta:table-count="0" meta:image-count="0" meta:object-count="0" meta:page-count="1" meta:paragraph-count="12" meta:word-count="122" meta:character-count="709" meta:non-whitespace-character-count="598"/>
    <meta:generator>LibreOffice/7.3.7.2$Linux_X86_64 LibreOffice_project/30$Build-2</meta:generator>
  </office:meta>
</office:document-meta>
</file>